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Arial1" fo:font-size="12pt" fo:background-color="transparent" style:font-size-asian="12pt" style:font-size-complex="12pt"/>
    </style:style>
    <style:style style:name="P2" style:family="paragraph" style:parent-style-name="Standard">
      <style:text-properties fo:color="#000000" style:font-name="Arial1" fo:font-size="12pt" fo:font-style="normal" fo:background-color="transparent" style:font-name-asian="Monospace" style:font-size-asian="12pt" style:font-style-asian="normal" style:font-name-complex="Monospace" style:font-size-complex="12pt" style:font-style-complex="normal"/>
    </style:style>
    <style:style style:name="P3" style:family="paragraph" style:parent-style-name="Standard">
      <style:text-properties style:font-name="Arial1" fo:font-size="12pt" style:font-size-asian="12pt" style:font-size-complex="12pt"/>
    </style:style>
    <style:style style:name="P4" style:family="paragraph" style:parent-style-name="Standard" style:list-style-name="L8">
      <style:text-properties style:font-name="Arial1" fo:font-size="12pt" style:font-size-asian="12pt" style:font-size-complex="12pt"/>
    </style:style>
    <style:style style:name="P5" style:family="paragraph" style:parent-style-name="Standard" style:list-style-name="L9">
      <style:text-properties style:font-name="Arial1" fo:font-size="12pt" style:font-size-asian="12pt" style:font-size-complex="12pt"/>
    </style:style>
    <style:style style:name="P6" style:family="paragraph" style:parent-style-name="Standard" style:list-style-name="L11">
      <style:text-properties style:font-name="Arial1" fo:font-size="12pt" style:font-size-asian="12pt" style:font-size-complex="12pt"/>
    </style:style>
    <style:style style:name="P7" style:family="paragraph" style:parent-style-name="Standard" style:list-style-name="L12">
      <style:text-properties style:font-name="Arial1" fo:font-size="12pt" style:font-size-asian="12pt" style:font-size-complex="12pt"/>
    </style:style>
    <style:style style:name="P8" style:family="paragraph" style:parent-style-name="Standard" style:list-style-name="L13"/>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1"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1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1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1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6" style:family="paragraph" style:parent-style-name="Standard" style:list-style-name="L13">
      <style:paragraph-properties fo:margin-top="0in" fo:margin-bottom="0in" fo:text-align="start" style:justify-single-word="false" fo:background-color="transparent">
        <style:background-image/>
      </style:paragraph-properties>
      <style:text-properties style:use-window-font-color="true" style:font-name="Arial"/>
    </style:style>
    <style:style style:name="P17"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 fo:font-size="12pt" style:font-name-asian="RGNVTW+CMTT12" style:font-size-asian="12pt" style:font-name-complex="RGNVTW+CMTT12" style:font-size-complex="12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name-asian="Monospace" style:font-size-asian="12pt" style:font-style-asian="normal" style:font-name-complex="Monospace" style:font-size-complex="12pt" style:font-style-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size-asian="12pt" style:font-style-asian="normal" style:font-size-complex="12pt" style:font-style-complex="normal"/>
    </style:style>
    <style:style style:name="P20" style:family="paragraph" style:parent-style-name="Heading_20_1">
      <style:paragraph-properties fo:break-before="page"/>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style:font-name="Arial1"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Trabajo Práctico: Informe</text:p>
      <text:p text:style-name="P11"/>
      <text:p text:style-name="P11"/>
      <text:p text:style-name="P12"><text:span text:style-name="T1">Pablo Magnaghi, </text:span><text:span text:style-name="T2">Padrón 88126</text:span></text:p>
      <text:p text:style-name="P17"><text:a xlink:type="simple" xlink:href="mailto:pablomagnaghi@gmail.com"><text:span text:style-name="T3">pablomagnaghi@gmail.com</text:span></text:a></text:p>
      <text:p text:style-name="P11"/>
      <text:p text:style-name="P11">Luis Paniagua, Padrón<text:span text:style-name="T2"> </text:span>86862</text:p>
      <text:p text:style-name="P11">panus_85@hotmail.com</text:p>
      <text:p text:style-name="P11"/>
      <text:p text:style-name="P13"><text:bookmark text:name="upi"/><text:span text:style-name="T4">Carlos Pantelides, Padrón </text:span>74901</text:p>
      <text:p text:style-name="P11">carlos_pantelides@yahoo.com</text:p>
      <text:p text:style-name="P11"/>
      <text:p text:style-name="P14"/>
      <text:p text:style-name="P11"/>
      <text:p text:style-name="P15"/>
      <text:p text:style-name="P15">1er. Cuatrimestre de 2011</text:p>
      <text:p text:style-name="P15">75.06 Organización de Datos </text:p>
      <text:p text:style-name="P15">Facultad de Ingeniería, Universidad de Buenos Aires</text:p>
      <text:p text:style-name="P9"/>
      <text:h text:style-name="P20" text:outline-level="1">Opciones de uso</text:h>
      <text:p text:style-name="Text_20_body"/>
      <text:p text:style-name="Text_20_body">-c ruta archivo: comprimir</text:p>
      <text:p text:style-name="Text_20_body"/>
      <text:p text:style-name="Text_20_body">-x ruta archivo: descomprimir </text:p>
      <text:p text:style-name="Text_20_body"/>
      <text:p text:style-name="Text_20_body">-s ruta archivo: archivo opcional de salida (default según el enunciado)</text:p>
      <text:p text:style-name="Text_20_body"/>
      <text:p text:style-name="Text_20_body">-o número: orden de modelos (default: )</text:p>
      <text:p text:style-name="Text_20_body"/>
      <text:p text:style-name="Text_20_body">-b número: <text:s/>tamaño del buffer de entrada/salida (default: )</text:p>
      <text:p text:style-name="Text_20_body"/>
      <text:p text:style-name="Text_20_body"/>
      <text:h text:style-name="Heading_20_1" text:outline-level="1">Detalles de Implementación</text:h>
      <text:h text:style-name="Heading_20_2" text:outline-level="2">Implementacion del compresor PPMC</text:h>
      <text:p text:style-name="P3"/>
      <text:p text:style-name="P3">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3">Para la compresión se utilizaron dos atributos, top y bottom, que en primer lugar son los numeros:<text:line-break/>BOTTOM: 0 ; TOP: 0x1FFFFFFFF, para luego ir recorriendo el archivo, y según los límites en cada modelo se van actualizando.</text:p>
      <text:p text:style-name="P3"/>
      <text:h text:style-name="Heading_20_3" text:outline-level="3">Métodos útiles del Compresor aritmético</text:h>
      <text:p text:style-name="P3"/>
      <text:list xml:id="list534364997" text:style-name="L8">
        <text:list-item>
          <text:p text:style-name="P4">Compress: este método es el encargado de recorrer el archivo de entrada y pasarle cada carácter leído al metodo process, que es el encargado de crear los modelos, y calcular los nuevos límites para trabajar según el carácter y según el modelo donde fue encontrado.</text:p>
        </text:list-item>
      </text:list>
      <text:p text:style-name="P3"/>
      <text:h text:style-name="Heading_20_3" text:outline-level="3">Métodos de normalización</text:h>
      <text:p text:style-name="P3"/>
      <text:list xml:id="list1379162459" text:style-name="L9">
        <text:list-item>
          <text:p text:style-name="P5">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text:soft-page-break/>en caso del techo, y 0's en el piso. En este caso quedaría un techo de: 1100 0011, y un piso de: 0100 0000, y el contador de underflow quedará en 2, para luego ser analizado en el caso del overflow.</text:p>
        </text:list-item>
        <text:list-item>
          <text:p text:style-name="P5">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5">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3"/>
      <text:p text:style-name="P3"><text:tab/>Además de manejar la normalización, se tiene un buffer interno al cual se van agregando los bits que se descartan luego de resolver el overflow y el underflow. Cuando ese buffer se llena, se lo manda al writer, para que lo escriba en el archivo de salida cuando lo crea conveniente.</text:p>
      <text:p text:style-name="P3"/>
      <text:h text:style-name="Heading_20_3" text:outline-level="3">Métodos del compresor PPMC</text:h>
      <text:p text:style-name="P3"/>
      <text:p text:style-name="P3">Además del compress que es el encargado de leer los bits y procesarlos, existe el metodo que maneja todos los modelos y pide los nuevos límites para seguir con la compresion.</text:p>
      <text:p text:style-name="P3"/>
      <text:p text:style-name="P3">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text:s/>los casos de overflow y underflow y continuar con el proceso.</text:p>
      <text:p text:style-name="P3"/>
      <text:h text:style-name="Heading_20_2" text:outline-level="2">Implementación del descompresor</text:h>
      <text:p text:style-name="P3"/>
      <text:p text:style-name="P3">Al igual que el compresor, consiste en una clase con métodos comunes para un descompresor aritmético, y una clase particular para el descompresor del algoritmo PPMC.</text:p>
      <text:p text:style-name="P3"/>
      <text:h text:style-name="Heading_20_3" text:outline-level="3">DescompresorAritmético</text:h>
      <text:p text:style-name="P3"/>
      <text:p text:style-name="P1">Estructura:</text:p>
      <text:p text:style-name="P1"/>
      <text:p text:style-name="P2"><text:tab/><text:tab/>u_int64_t bottom;</text:p>
      <text:p text:style-name="P18"><text:span text:style-name="T5"><text:tab/><text:tab/></text:span><text:span text:style-name="T7">u_int64_t</text:span><text:span text:style-name="T5"> </text:span><text:span text:style-name="T9">top</text:span><text:span text:style-name="T5">;</text:span></text:p>
      <text:p text:style-name="P18"><text:span text:style-name="T5"><text:tab/><text:tab/></text:span><text:span text:style-name="T7">u_int32_t</text:span><text:span text:style-name="T5"> </text:span><text:span text:style-name="T9">number</text:span><text:span text:style-name="T5">;</text:span></text:p>
      <text:p text:style-name="P18"><text:span text:style-name="T5"><text:tab/><text:tab/></text:span><text:span text:style-name="T11">int</text:span><text:span text:style-name="T5"> </text:span><text:span text:style-name="T9">bitsInNumber</text:span><text:span text:style-name="T5">;</text:span></text:p>
      <text:p text:style-name="P18"><text:soft-page-break/><text:span text:style-name="T5"><text:tab/><text:tab/></text:span><text:span text:style-name="T11">char</text:span><text:span text:style-name="T5"> </text:span><text:span text:style-name="T9">buffer</text:span><text:span text:style-name="T5">;</text:span></text:p>
      <text:p text:style-name="P18"><text:span text:style-name="T5"><text:tab/><text:tab/></text:span><text:span text:style-name="T11">int</text:span><text:span text:style-name="T5"> </text:span><text:span text:style-name="T9">bitsInBuffer</text:span><text:span text:style-name="T5">;</text:span></text:p>
      <text:p text:style-name="P19"><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3"/>
      <text:p text:style-name="P3">Tiene una estructura similar al compresor aritmético, nada mas que se le añade un “number”, que es el numero actual para ir descubriendo que carácter corresponde emitir según los límites actuales.</text:p>
      <text:p text:style-name="P3">Además de esto, contiene una serie de indicadores para manejar los bits que se tienen que ir sumando al number a medida que se van eliminando los bits según casos de overflow y underflow. </text:p>
      <text:p text:style-name="P3">El indicador bitsInBuffer existe para determinar si luego de una iteración en la cual se eliminan pocos bits, existen mas bits en el buffer para seguir agregandole al numero.</text:p>
      <text:p text:style-name="P3"/>
      <text:p text:style-name="P3">Finalmente la cola está para ir almacenando los caracteres que se van descubriendo cuando va avanzando la descompresión. Su principal. Utilidad se da en el caso en que se pueden descomprimir mas de 1 carácter con una sola iteración.</text:p>
      <text:p text:style-name="P3"/>
      <text:h text:style-name="Heading_20_3" text:outline-level="3">Metodos del Descompresor Aritmetico</text:h>
      <text:p text:style-name="P3"/>
      <text:p text:style-name="P3">En si hay métodos para manejar la normalización, y un metodo extra que se llama process, que es el encargado de devolver caracteres a medida que se van resolviendo.</text:p>
      <text:p text:style-name="P3"/>
      <text:p text:style-name="P3">Metodos para la normalizacion</text:p>
      <text:list xml:id="list1932103145" text:style-name="L11">
        <text:list-item>
          <text:p text:style-name="P6">SolveOverflow y solveUnderflow, la logica de estos metodos es igual a la del compresor, lo unico que varia es que en vez de escribir los bits a un archivo de salida, se sacan del numero que esta siendo procesado, asi queda acorde a los techos y pisos actuales.</text:p>
        </text:list-item>
      </text:list>
      <text:p text:style-name="P3"/>
      <text:p text:style-name="P3">Métodos para manejar la descompresion</text:p>
      <text:list xml:id="list812134554" text:style-name="L12">
        <text:list-item>
          <text:p text:style-name="P7">Existe un metodo llamado uncompress, que en si tiene la misma lógica del compress. Se leen los bits del archivo comprimido y se los pasa al descompresor para que comience a descomprimir.</text:p>
        </text:list-item>
        <text:list-item>
          <text:p text:style-name="P7">Extract: Este metodo es el que se encarga de devolver el carácter descomprimido. Consiste en preguntar cuando la cola de caracteres descomprimido tiene algujn carácter adentro, si tiene lo devuelve, sino procesa una iteracion de descompresion hasta que se cargue alguno en la cola. Como se menciono anteriormente, quizas con una sola iteracion (Lease iteracion como pedir un byte del archivo comprimido y pasarselo al numero que se procesa).</text:p>
        </text:list-item>
      </text:list>
      <text:p text:style-name="P3"/>
      <text:p text:style-name="P3">Metodos del DescompresorPPMC</text:p>
      <text:p text:style-name="P3">El método mas importante es el Process. Este método es el que se encarga de iterar sobre los modelos en base al numero que se fue armando a medida que se fue leyendo el archivo. En caso de no poder resolver si un numero pertenece a un carácter o a otro (falta precision en el numero), se pide otro carácter al archivo comprimido para ir armando el numero mas preciso posible. </text:p>
      <text:p text:style-name="P3">Este método depende mucho de la clase auxiliar TableCalculator, que es la que se encarga de devolver el carácter apropiado para un numero determinado.</text:p>
      <text:p text:style-name="P3"/>
      <text:h text:style-name="Heading_20_2" text:outline-level="2"><text:soft-page-break/>Clase TableCalculator</text:h>
      <text:p text:style-name="P3"/>
      <text:p text:style-name="P3">Es la clase que se encarga de hacer los calculos sobre los modelos. Sirve tanto para el compresor como para el descompresor. </text:p>
      <text:p text:style-name="P3"/>
      <text:p text:style-name="P3">Para el compresor, tiene los metodos que devuelven los limites correspondientes según el carácter de entrada que se le mande.</text:p>
      <text:p text:style-name="P3"/>
      <text:list xml:id="list1837843451" text:style-name="L13">
        <text:list-item>
          <text:p text:style-name="P8"><text:span text:style-name="T12">Los metodos llamados getLimits: son los que devuelven los limites que le corresponden a un determinado carácter según el modelo en que este siendo calculado (los usa el compresor). Si el modelo es el -1, devuelve los limites del carácter, si es un modeo de orden mayor, devuelve el carácter (en caso de que este), o los limites del escape. Hay que agregar tambien que los caracteres de exclusion son excluidos de todo tipo de cuenta que se hace en este metodo.</text:span></text:p>
        </text:list-item>
      </text:list>
      <text:p text:style-name="P3"/>
      <text:list xml:id="list1568945587" text:continue-numbering="true" text:style-name="L13">
        <text:list-item>
          <text:p text:style-name="P16"><text:span text:style-name="T12">Los metodos llamados findChar: Son aquellos que dado un numero, devuelve el carácter o el escape según el modelo en que se este tratando. Para que los metodos de esta indole sean efectivos, el numero que se le pasa debe tener la mayor precision posible</text:span>, de otro modo no seran resueltas las consultas.</text:p>
        </text:list-item>
      </text:list>
      <text:h text:style-name="Heading_20_1" text:outline-level="1">Análisis de Performance</text:h>
      <text:p text:style-name="Text_20_body"/>
      <text:h text:style-name="Heading_20_2" text:outline-level="2">Uso de memoria</text:h>
      <text:p text:style-name="Text_20_body"/>
      <text:h text:style-name="Heading_20_2" text:outline-level="2">Buffer de entrada/salida</text:h>
      <text:p text:style-name="Text_20_body"/>
      <text:h text:style-name="Heading_20_2" text:outline-level="2">Cantidad de model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18T21:40:39</dc:date>
    <meta:editing-duration>PT00H14M27S</meta:editing-duration>
    <meta:editing-cycles>4</meta:editing-cycles>
    <meta:generator>OpenOffice.org/3.1$Unix OpenOffice.org_project/310m21$Build-9319</meta:generator>
    <meta:document-statistic meta:table-count="0" meta:image-count="0" meta:object-count="0" meta:page-count="5" meta:paragraph-count="64" meta:word-count="1353" meta:character-count="7995"/>
  </office:meta>
</office:document-meta>
</file>